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b34e" officeooo:paragraph-rsid="00091d7f"/>
    </style:style>
    <style:style style:name="P2" style:family="paragraph" style:parent-style-name="Standard">
      <style:text-properties officeooo:rsid="0019b34e" officeooo:paragraph-rsid="0009f147"/>
    </style:style>
    <style:style style:name="P3" style:family="paragraph" style:parent-style-name="Standard">
      <style:text-properties officeooo:rsid="0019b34e" officeooo:paragraph-rsid="000bdf36"/>
    </style:style>
    <style:style style:name="P4" style:family="paragraph" style:parent-style-name="Standard">
      <style:text-properties officeooo:rsid="0019b34e" officeooo:paragraph-rsid="000d936d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9b34e" officeooo:paragraph-rsid="00091d7f" style:font-size-asian="18pt" style:font-size-complex="18pt"/>
    </style:style>
    <style:style style:name="P6" style:family="paragraph" style:parent-style-name="Standard">
      <style:text-properties fo:font-size="14pt" fo:font-weight="bold" officeooo:rsid="0019b34e" officeooo:paragraph-rsid="00091d7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19b34e" officeooo:paragraph-rsid="00091d7f" style:font-size-asian="14pt" style:font-size-complex="14pt"/>
    </style:style>
    <style:style style:name="T1" style:family="text">
      <style:text-properties officeooo:rsid="0022a7b6"/>
    </style:style>
    <style:style style:name="T2" style:family="text">
      <style:text-properties fo:color="#355269" loext:opacity="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91d7f" style:font-style-asian="italic" style:font-style-complex="italic"/>
    </style:style>
    <style:style style:name="T5" style:family="text">
      <style:text-properties fo:font-style="italic" officeooo:rsid="000d936d" style:font-style-asian="italic" style:font-style-complex="italic"/>
    </style:style>
    <style:style style:name="T6" style:family="text">
      <style:text-properties fo:font-style="italic" officeooo:rsid="000bdf36" style:font-style-asian="italic" style:font-style-complex="italic"/>
    </style:style>
    <style:style style:name="T7" style:family="text">
      <style:text-properties fo:font-style="italic" officeooo:rsid="0009f147" style:font-style-asian="italic" style:font-style-complex="italic"/>
    </style:style>
    <style:style style:name="T8" style:family="text">
      <style:text-properties fo:font-style="italic" fo:font-weight="normal" officeooo:rsid="000d936d" style:font-style-asian="italic" style:font-weight-asian="normal" style:font-style-complex="italic" style:font-weight-complex="normal"/>
    </style:style>
    <style:style style:name="T9" style:family="text">
      <style:text-properties fo:color="#1e6a39" loext:opacity="100%"/>
    </style:style>
    <style:style style:name="T10" style:family="text">
      <style:text-properties officeooo:rsid="00091d7f"/>
    </style:style>
    <style:style style:name="T11" style:family="text">
      <style:text-properties fo:color="#55215b" loext:opacity="100%"/>
    </style:style>
    <style:style style:name="T12" style:family="text">
      <style:text-properties fo:color="#55215b" loext:opacity="100%" officeooo:rsid="001d48ef"/>
    </style:style>
    <style:style style:name="T13" style:family="text">
      <style:text-properties fo:color="#c9211e" loext:opacity="100%"/>
    </style:style>
    <style:style style:name="T14" style:family="text">
      <style:text-properties officeooo:rsid="0009f147"/>
    </style:style>
    <style:style style:name="T15" style:family="text">
      <style:text-properties fo:font-size="12pt" fo:font-style="normal" officeooo:rsid="0005e940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09f147" style:font-size-asian="12pt" style:font-style-asian="normal" style:font-size-complex="12pt" style:font-style-complex="normal"/>
    </style:style>
    <style:style style:name="T17" style:family="text">
      <style:text-properties fo:font-size="12pt" fo:font-style="italic" officeooo:rsid="0005e940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009f147" style:font-size-asian="12pt" style:font-style-asian="italic" style:font-size-complex="12pt" style:font-style-complex="italic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d936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04714" style:font-style-asian="normal" style:font-weight-asian="normal" style:font-style-complex="normal" style:font-weight-complex="normal"/>
    </style:style>
    <style:style style:name="T22" style:family="text">
      <style:text-properties officeooo:rsid="000bdf36"/>
    </style:style>
    <style:style style:name="T23" style:family="text">
      <style:text-properties officeooo:rsid="001d48ef"/>
    </style:style>
    <style:style style:name="T24" style:family="text">
      <style:text-properties fo:color="#000000" loext:opacity="100%" officeooo:rsid="001d48ef"/>
    </style:style>
    <style:style style:name="T25" style:family="text">
      <style:text-properties fo:color="#000000" loext:opacity="100%" officeooo:rsid="000bdf36"/>
    </style:style>
    <style:style style:name="T26" style:family="text">
      <style:text-properties fo:color="#000000" loext:opacity="100%" fo:font-style="italic" officeooo:rsid="000bdf36" style:font-style-asian="italic" style:font-style-complex="italic"/>
    </style:style>
    <style:style style:name="T27" style:family="text">
      <style:text-properties officeooo:rsid="000d936d"/>
    </style:style>
    <style:style style:name="T28" style:family="text">
      <style:text-properties officeooo:rsid="00104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Étape <text:span text:style-name="T10">4</text:span>:</text:p>
      <text:p text:style-name="P1"/>
      <text:p text:style-name="P6"><text:span text:style-name="T1">Le </text:span>modèle:</text:p>
      <text:p text:style-name="P1"/>
      <text:p text:style-name="P7"><text:span text:style-name="T2">ModeleTetris</text:span>:</text:p>
      <text:p text:style-name="P1"/>
      <text:p text:style-name="P2"><text:span text:style-name="T3">reinitialiser</text:span>: <text:span text:style-name="T14">Cette méthode permet de réinitialiser le Tetris pour cela elle modifie les variables </text:span><text:span text:style-name="T7">__terrain</text:span><text:span text:style-name="T14"> et </text:span><text:span text:style-name="T7">__score</text:span><text:span text:style-name="T14"> à leur valeur initiale soit respectivement </text:span><text:span text:style-name="T15">une matrice de taille </text:span><text:span text:style-name="T17">self.__haut, self.__larg </text:span><text:span text:style-name="T15">dont la valeurs est </text:span><text:span text:style-name="T17">-2</text:span><text:span text:style-name="T15"> s’il est contenu dans la base, c’est à dire que le numéro de la ligne est inférieur à la valeur de </text:span><text:span text:style-name="T17">self.__base</text:span><text:span text:style-name="T15">, </text:span><text:span text:style-name="T17">-1</text:span><text:span text:style-name="T15"> sinon </text:span><text:span text:style-name="T16">et</text:span><text:span text:style-name="T18"> 0</text:span><text:span text:style-name="T16">.</text:span></text:p>
      <text:p text:style-name="P1"/>
      <text:p text:style-name="P7"><text:span text:style-name="T9">Forme</text:span>:</text:p>
      <text:p text:style-name="P1"/>
      <text:p text:style-name="P2"><text:span text:style-name="T3">calc_x</text:span>: <text:span text:style-name="T14">Cette méthode renvoie une valeur de </text:span><text:span text:style-name="T7">x</text:span><text:span text:style-name="T14"> au hasard dans l’intervalle de valeur possible qu’elle <text:s/>calcule elle même, cette intervalle correspond à la plus petite valeur de </text:span><text:span text:style-name="T7">x</text:span><text:span text:style-name="T14"> jusque la largeur du terrain <text:s/>de Tetris obtenue avec la méthode </text:span><text:span text:style-name="T7">get_largeur</text:span><text:span text:style-name="T14"> utiliser sur l’attribut </text:span><text:span text:style-name="T7">__modele</text:span><text:span text:style-name="T14"> de </text:span><text:span text:style-name="T7">self</text:span><text:span text:style-name="T14"> moins le </text:span><text:span text:style-name="T7">x</text:span><text:span text:style-name="T14"> maximum </text:span><text:span text:style-name="T7">-1</text:span><text:span text:style-name="T14"> soit </text:span><text:span text:style-name="T7">self.__modele.get_largeur()-x_max-1</text:span><text:span text:style-name="T14">.</text:span></text:p>
      <text:p text:style-name="P1"/>
      <text:p text:style-name="P1"><text:span text:style-name="T3">calc_</text:span><text:span text:style-name="T4">y</text:span><text:span text:style-name="T10">: Cette méthode renvoie la plus petite valeur possible pour </text:span><text:span text:style-name="T4">y </text:span><text:span text:style-name="T10">afin que la forme n’apparaisse pas sur le bas du terrain pour cela la méthode prend la pus petite valeur de y et calcule </text:span><text:span text:style-name="T4">-y</text:span><text:span text:style-name="T10"> qui dans ce cas correspond à sa valeur absolue car chaque forme du Tetris à une case pivot dont les coordonnées relative sont </text:span><text:span text:style-name="T4">(0,0)</text:span><text:span text:style-name="T10"> <text:s/>et renvoie cette valeur.</text:span></text:p>
      <text:p text:style-name="P1"/>
      <text:p text:style-name="P6"><text:span text:style-name="T1">La </text:span>vue:</text:p>
      <text:p text:style-name="P1"/>
      <text:p text:style-name="P7"><text:span text:style-name="T11">VueTetris</text:span>:</text:p>
      <text:p text:style-name="P1"/>
      <text:p text:style-name="P3"><text:span text:style-name="T3">__init__</text:span>: <text:s/><text:span text:style-name="T23">De plus de se qu’il fessait déjà le constructeur de </text:span><text:span text:style-name="T12">VueTetris</text:span><text:span text:style-name="T24"> </text:span><text:span text:style-name="T25">crée un bouton qui lorsque le joueur le clique fait appelle à la méthode </text:span><text:span text:style-name="T26">change_pause</text:span><text:span text:style-name="T25"> sur </text:span><text:span text:style-name="T26">self</text:span><text:span text:style-name="T25"> et initialise une nouvelle variable </text:span><text:span text:style-name="T26">__pause</text:span><text:span text:style-name="T25"> à </text:span><text:span text:style-name="T26">True.</text:span></text:p>
      <text:p text:style-name="P1"/>
      <text:p text:style-name="P1"><text:span text:style-name="T3">pause</text:span>: <text:span text:style-name="T22">Cette méthode retourne un booléen qui correspond à si le Tetris est en pause ou non, ce booléen est contenu dans la variable </text:span><text:span text:style-name="T6">__pause.</text:span></text:p>
      <text:p text:style-name="P1"/>
      <text:p text:style-name="P3"><text:span text:style-name="T3">change_pause</text:span>: <text:span text:style-name="T22">Cette méthode inverse la variable </text:span><text:span text:style-name="T6">__pause</text:span><text:span text:style-name="T22"> et en fonction de sa nouvelle valeur, si </text:span><text:span text:style-name="T6">True</text:span><text:span text:style-name="T22"> appelle la méthode </text:span><text:span text:style-name="T6">btn_reprendre</text:span><text:span text:style-name="T22">, sinon </text:span><text:span text:style-name="T6">btn_pause</text:span><text:span text:style-name="T22">. Et si le texte du bouton est </text:span><text:span text:style-name="T6">Recommencer</text:span><text:span text:style-name="T22"> alors la méthode appelle la méthode </text:span><text:span text:style-name="T6">reinitialiser</text:span><text:span text:style-name="T22"> sur </text:span><text:span text:style-name="T6">self.__modele</text:span><text:span text:style-name="T22"> et inverse de nouveau la variable </text:span><text:span text:style-name="T6">__pause</text:span><text:span text:style-name="T22">.</text:span></text:p>
      <text:p text:style-name="P1"/>
      <text:p text:style-name="P1"><text:span text:style-name="T3">btn_pause</text:span>: <text:span text:style-name="T27">Change </text:span><text:span text:style-name="T28">l</text:span><text:span text:style-name="T27">e texte du bouton pour </text:span><text:span text:style-name="T5">Pause.</text:span></text:p>
      <text:p text:style-name="P1"/>
      <text:p text:style-name="P4"><text:span text:style-name="T3">btn_recommencer</text:span>: <text:s/><text:span text:style-name="T27">Change </text:span><text:span text:style-name="T28">l</text:span><text:span text:style-name="T27">e texte du bouton pour </text:span><text:span text:style-name="T5">Recommencer.</text:span></text:p>
      <text:p text:style-name="P1"/>
      <text:p text:style-name="P4"><text:span text:style-name="T3">btn_reprendre</text:span><text:span text:style-name="T19">: </text:span><text:span text:style-name="T20">Change </text:span><text:span text:style-name="T21">l</text:span><text:span text:style-name="T20">e texte du bouton pour </text:span><text:span text:style-name="T8">Reprendre.</text:span></text:p>
      <text:p text:style-name="P1"/>
      <text:p text:style-name="P6"><text:span text:style-name="T1">Le controleur</text:span>:</text:p>
      <text:p text:style-name="P1"/>
      <text:p text:style-name="P7"><text:span text:style-name="T13">Controleur</text:span>:</text:p>
      <text:p text:style-name="P1"/>
      <text:p text:style-name="P4"><text:span text:style-name="T3">joue</text:span>: <text:span text:style-name="T27">De plus de ce qu’elle fessait déjà cette méthode lorsque le jeu est finit appelle la méthode </text:span><text:span text:style-name="T5">btn_recommencer</text:span><text:span text:style-name="T27"> sur </text:span><text:span text:style-name="T5">self.__vue</text:span><text:span text:style-name="T27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7T18:09:33.720000000</dc:date>
    <meta:editing-duration>PT41M49S</meta:editing-duration>
    <meta:editing-cycles>7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8" meta:word-count="343" meta:character-count="2104" meta:non-whitespace-character-count="1774"/>
  </office:meta>
</office:document-meta>
</file>